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fan-polices sur le Web-recherche-18SEP2012</text:p>
      <text:p text:style-name="Standard"/>
      <text:p text:style-name="Standard">inclure une police et forcer son usage :</text:p>
      <text:p text:style-name="Standard"><text:a xlink:type="simple" xlink:href="http://forum.webrankinfo.com/inclure-une-police-forcer-son-usage-t111223.html">http://forum.webrankinfo.com/inclure-une-police-forcer-son-usage-t111223.html</text:a></text:p>
      <text:p text:style-name="Standard"/>
      <text:p text:style-name="Standard"/>
      <text:p text:style-name="Standard">tutorial, le texte :</text:p>
      <text:p text:style-name="Standard"><text:a xlink:type="simple" xlink:href="http://fr.html.net/tutorials/css/lesson5.php">http://fr.html.net/tutorials/css/lesson5.php</text:a></text:p>
      <text:p text:style-name="Standard"/>
      <text:p text:style-name="Standard">forcer une police à qui ne l'a pas :</text:p>
      <text:p text:style-name="Standard"><text:a xlink:type="simple" xlink:href="http://forum.webrankinfo.com/forcer-une-police-que-user-pas-css-t136657.html">http://forum.webrankinfo.com/forcer-une-police-que-user-pas-css-t136657.html</text:a></text:p>
      <text:p text:style-name="Standard"/>
      <text:p text:style-name="Standard"/>
      <text:p text:style-name="Standard">fonte « non-std » sur site Web :</text:p>
      <text:p text:style-name="Standard"><text:a xlink:type="simple" xlink:href="http://www.alsacreations.com/astuce/lire/630-fonte-personnalisee-site-web.html">http://www.alsacreations.com/astuce/lire/630-fonte-personnalisee-site-web.html</text:a></text:p>
      <text:p text:style-name="Standard"/>
      <text:p text:style-name="Standard">Cufon :</text:p>
      <text:p text:style-name="Standard"><text:a xlink:type="simple" xlink:href="http://www.alsacreations.com/actu/lire/636-cufon-nouvelle-alternative-pour-intgrer-des-polices-truetype-et-opentype-au-web.html">http://www.alsacreations.com/actu/lire/636-cufon-nouvelle-alternative-pour-intgrer-des-polices-truetype-et-opentype-au-web.html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 Neue" svg:font-family="'Helvetica Neue'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 Neue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 Neu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o Florez</meta:initial-creator>
    <meta:creation-date>2012-09-18T11:16:39</meta:creation-date>
    <meta:document-statistic meta:table-count="0" meta:image-count="0" meta:object-count="0" meta:page-count="1" meta:paragraph-count="11" meta:word-count="40" meta:character-count="582"/>
    <dc:date>2012-09-18T11:20:35</dc:date>
    <dc:creator>Adriano Florez</dc:creator>
    <meta:editing-duration>PT3M56S</meta:editing-duration>
    <meta:editing-cycles>1</meta:editing-cycles>
    <meta:generator>OpenOffice.org/3.3$Unix OpenOffice.org_project/330m20$Build-9567</meta:generator>
  </office:meta>
</office:document-meta>
</file>